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6</text:p>
      <text:p text:style-name="P6">Number of Sheets<text:tab/><text:tab/><text:tab/><text:tab/>2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Sarah Brunswick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or a funeral<text:span text:style-name="T2">/</text:span></text:p>
      <text:p text:style-name="P3"><text:span text:style-name="T2"/></text:p>
      <text:p text:style-name="P4"><text:span text:style-name="T2">Let none be surprised, that I should perform funeral rites/ over he that lies enshrined within this coffin. <text:s/>For, she did/ not exclusively belong to a limited number of the house of Jacob./ <text:s/>Her actions identified her with the whole community of Israel./ <text:s/>The officiating minister of the Synagogue, she mostly frequented,/ will be privileged to recite the sacred prayers of our ritual over/ her mortal remains; but it behooves all who possess a/ knowledge of her sterling qualities to rehearse her praise./ <text:s/>And I--a servant of the God of our fathers--could not, with-/-out doing violence to my feelings,--refrain from exhibiting/ before your vision, what deserves to be set forth as an/ exemplar. <text:s/>Though not personally enjoying the acquaint-/-ance of my deceased sister in faith, I learnt sufficiently/ of her character from lips unsullied with falsehood./ <text:s/>Sarah Brunswick was represented to me, as a Jewess without/ guile. <text:s/>What that means I will </text:span><text:span text:style-name="T3">fr</text:span><text:span text:style-name="T5"> briefly tell. <text:s/>She/ labored to obtain the approval of her conscience. <text:s/>Reared/ in the belief that upon the descendants of the men, who/ stood at the foot of Sinai, special duties were divinely/ imposed, she did not presume to cast them aside,/</text:span></text:p>
      <text:p text:style-name="P4"><text:span text:style-name="T5"/></text:p>
      <text:p text:style-name="P4"><text:span text:style-name="T5">[Page 2]</text:span></text:p>
      <text:p text:style-name="P4"><text:span text:style-name="T5">as intruding upon the Hebrews of America./</text:span></text:p>
      <text:p text:style-name="P4"><text:span text:style-name="T5">Thus, by way of illustration, she knew well that to rigidly/ adhere to the dietary laws was to be considered by some behind/ the age--to employ a vulgar phrase--; but she consulted the good book. <text:s/>There she/ found her obligations clearly defined, and those she fol-/-lowed unswervingly. <text:s/>Scoffers </text:span><text:soft-page-break/><text:span text:style-name="T5">might also sneer at/ her preparing on the sixth day the food needed for the/ seventh, but she would cheerfully have borne the contumely/ of the whole world, rather than prove faithless to her/ convictions. <text:s/>Nothing would she permit to pollute her/ dwelling, nothing conflicting with the dictates of the Mosaic/ code and the traditions of the fathers would she admit therein./ <text:s/>She aimed at rendering her home, the counterpart of that/ in which she had been bred and educated. <text:s/>Hence was the/ stranger--still heedful of the practices of Judaism,--welcome/ within </text:span><text:span text:style-name="T3">thes</text:span><text:span text:style-name="T5"> its walls. <text:s/>And when the solemn seasons arrived,/ instituted as festivals to the Lord, all her surroundings bespoke/ the feelings with which she was inspired. <text:s/>All betokened/ piety and holiness. <text:s/>For, it is the wives, it is the/ mothers, that can shed a halo of sanctity round their domiciles,/ and with sorrow I acknowledge that the increasing apathy/ in matters relating to our ancient faith, may partly be ascribed/</text:span></text:p>
      <text:p text:style-name="P4"><text:span text:style-name="T5"/></text:p>
      <text:p text:style-name="P4"><text:span text:style-name="T5">[Page 3]</text:span></text:p>
      <text:p text:style-name="P4"><text:span text:style-name="T5">to a degeneracy in the women of Israel. <text:s/>Much of the simplicity/ of manners which distinguished the sainted beings that gave/ us birth, has been superseded by a fondness for the admiration/ of the worldly, and the latter has engendered the abandoning of/ observances, calculated to keep us distinct, as the missionaries/ of the One adorable God. <text:s/>Not so, however, with her whose/ loss we bemoan. <text:s/>She retained to the last, the ancestral charac-/-teristic. <text:s/>To be recognized as the disciple of her, whose name/ she bore, of Sarah, concerning whom the Scriptures narrate,/ that she remained </text:span><text:span text:style-name="T4">in</text:span><text:span text:style-name="T5"> the tent--formed her highest glory./ <text:s/>Therefore have I said, that the congregation over which her husband/ presides, may have a right specially to claim her, yet, she belonged/ to the entirety[sic!] Jewish community. <text:s/>For, her conduct was a bright/ exponent of habits and principles preserved amid the Hebrew/ race. <text:s/>But....I am at fault. <text:s/>That being whose heart/ beats with kindly feelings towards the needy, and who acts/ correspondingly to its promptings, ranges in a sphere of greater/ space than even that which I deemed correct to assign thereto./ <text:s/>The social community at large, is the sphere in which/ such a one usefully moves. <text:s/>Unostentatiously our/ sister went forth to the assistance of her fellow-mortals./ <text:s/>But not less effectually did she relieve, because she proceeded/</text:span></text:p>
      <text:p text:style-name="P4"><text:span text:style-name="T5"/></text:p>
      <text:p text:style-name="P4"><text:span text:style-name="T5">[Page 4]</text:span></text:p>
      <text:p text:style-name="P4"><text:span text:style-name="T5">noiselessly in her godly task. <text:s/>Warm were her sympathies/ for those stricken with sickness, for the disease which has/ laid her lifeless before us, was long gnawing on her own vitals./ <text:s/>The wailing of the sufferers awakened in her breast sentiments/ of commiseration equalled[sic!] by few. <text:s/>She yearned towards other/ creatures, because the tenderness showed her assuaged/ her pains. <text:s/>When agonized by a fatal malady, the melting/ looks of those </text:span><text:span text:style-name="T3">she</text:span><text:span text:style-name="T5"> who fondly loved her proved a balm. <text:s/>But greater/ than human love itself, was the restorative she derived from/ communing with her soul. <text:s/>A profound belief in immorta-/-lity, calmed her anguish, and prepared her mind for the approach-/-ing end. <text:s/>She saw the angel of death draw nigh, and she/ leaned on the arm of her God for safety and salvation./ <text:s/>The reliable informant, who supplied the points to which/ I was to refer, related how fervently she appeared to join/ in the prayers he uttered at her bed-side, and the delight/ beaming from her eyes at having been mentioned with/ a blessing before the ark of the holy Law. <text:s/>Glorious/ belief which smooths the rugged passage leading from/ the terrestrial to the celestial! <text:s/>Happy thou, my sister!/</text:span></text:p>
      <text:p text:style-name="P4"><text:span text:style-name="T5"/></text:p>
      <text:p text:style-name="P4"><text:span text:style-name="T5">[Page 5]</text:span></text:p>
      <text:p text:style-name="P4"><text:span text:style-name="T5">who hast traversed it on the wings of faith. <text:s/>But...../ my Brethren! would we likewise be ready to take that/ flight, without dreading the future awaiting us beyond/ earthly bounds? <text:s/>It is not my desire to sadden your hearts./ <text:s/>Indeed, the season we celebrate, scarcely warrants dwelling/ upon topics of a sorrowful nature. <text:s/>For, this month/ memorable for the birth of our natural existence, is commemorative/ also of the erection of the Temple in the wilderness of/ Sinai, and of the munificent offerings brought by the/ princes of our tribes for the service of the Lord. <text:s/>But, I/ will simply say this: Friends! <text:s/>Study the lesson taught/ by this coffin; and that which the life of her encased therein,/ has imparted. <text:s/>Remember </text:span><text:soft-page-break/><text:span text:style-name="T5">that the sun now/ shining brilliantly over our heads may set, while we/ are intent upon following vanity, and a night without/ dawn overtake us unawares. <text:s/>"Return then to God/ but one day before you die." <text:s/>Has that day been re-/-vealed to thee, my brother? <text:s/>Dost thou know, my/ sister, how many years you may reckon before you see/ it? <text:s/>Understand therefore the drift of the Rabbinical/</text:span></text:p>
      <text:p text:style-name="P4"><text:span text:style-name="T5"/></text:p>
      <text:p text:style-name="P4"><text:span text:style-name="T5">[Page 6]</text:span></text:p>
      <text:p text:style-name="P4"><text:span text:style-name="T5">aphorism. <text:s/>Imagine to-morrow to be that day,/ and be ever ready to appear before the bar of divine/ justice with the consciousness of being at peace </text:span><text:span text:style-name="T3">with</text:span><text:span text:style-name="T5">/ with your fellow creatures and with your Maker./ <text:s/>And you, bereaved husband, you disconsolate children/ of Sarah Brunswick, be comforted in the thought that/ she </text:span><text:span text:style-name="T3">pi</text:span><text:span text:style-name="T5"> who preceded you to the realms of bliss, has/ left with you abundant riches; aye, a wealth which/ will increase in proportion as you will make use thereof;/ even the inheritance of an excellent example./</text:span></text:p>
      <text:p text:style-name="P4"><text:span text:style-name="T5">Follow it. <text:s/>The practice of virtue will familiarize you/ with habits that </text:span><text:span text:style-name="T3">shall</text:span><text:span text:style-name="T5"> spiritualize human existence/ </text:span><text:span text:style-name="T3">will</text:span><text:span text:style-name="T5"> while we are yet in this transitory world. <text:s/>And when after/ many years of a well spent life, you shall exchange/ the mortal for the immortal, the pious soul, now/ hovering round the throne of </text:span><text:span text:style-name="T3">the Almighty</text:span><text:span text:style-name="T5"> grace, will greet/ you, exclaiming "Come ye blessed of the Lord, you shall/ not stay outside, for, I did prepare the high place/ wherein ye shall be everlastingly beatified."/</text:span></text:p>
      <text:p text:style-name="P4"><text:span text:style-name="T5">May this be Thy will O living Go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3:27:47.31</meta:creation-date>
    <meta:document-statistic meta:table-count="0" meta:image-count="0" meta:object-count="0" meta:page-count="4" meta:paragraph-count="76" meta:word-count="1382" meta:character-count="8597"/>
    <dc:date>2012-11-06T14:00:54.40</dc:date>
    <meta:editing-duration>PT2M36S</meta:editing-duration>
    <meta:editing-cycles>1</meta:editing-cycles>
    <meta:generator>OpenOffice.org/3.4.1$Win32 OpenOffice.org_project/341m1$Build-9593</meta:generator>
  </office:meta>
</office:document-meta>
</file>